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T2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8pt" style:font-size-asian="8pt" style:font-size-complex="8pt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T210" style:parent-style-name="DefaultParagraphFont" style:family="text">
      <style:text-properties style:font-name="Garamond" fo:font-size="10pt" style:font-size-asian="10pt" style:font-size-complex="10pt"/>
    </style:style>
    <style:style style:name="P211" style:parent-style-name="Standard" style:family="paragraph">
      <style:text-properties style:font-name="Garamond" fo:font-size="10pt" style:font-size-asian="10pt" style:font-size-complex="10pt"/>
    </style:style>
    <style:style style:name="TableColumn213" style:family="table-column">
      <style:table-column-properties style:column-width="3.5041in" style:use-optimal-column-width="false"/>
    </style:style>
    <style:style style:name="TableColumn214" style:family="table-column">
      <style:table-column-properties style:column-width="0.6194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4958in" style:use-optimal-column-width="false"/>
    </style:style>
    <style:style style:name="TableColumn217" style:family="table-column">
      <style:table-column-properties style:column-width="0.5659in" style:use-optimal-column-width="false"/>
    </style:style>
    <style:style style:name="TableColumn218" style:family="table-column">
      <style:table-column-properties style:column-width="0.5576in" style:use-optimal-column-width="false"/>
    </style:style>
    <style:style style:name="Table212" style:family="table">
      <style:table-properties style:width="6.3097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Liberation Sans" style:font-name-asian="Liberation Sans" style:font-name-complex="Liberation Sans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Liberation Sans" style:font-name-asian="Liberation Sans" style:font-name-complex="Liberation San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text-align="justify"/>
    </style:style>
    <style:style style:name="T274" style:parent-style-name="DefaultParagraphFont" style:family="text">
      <style:text-properties style:font-name="Liberation Sans" style:font-name-asian="Liberation Sans" style:font-name-complex="Liberation San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Liberation Sans" style:font-name-asian="Liberation Sans" style:font-name-complex="Liberation San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fo:text-align="justify"/>
    </style:style>
    <style:style style:name="T304" style:parent-style-name="DefaultParagraphFont" style:family="text">
      <style:text-properties style:font-name="Liberation Sans" style:font-name-asian="Liberation Sans" style:font-name-complex="Liberation Sans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Standard" style:family="paragraph">
      <style:paragraph-properties fo:text-align="justify"/>
    </style:style>
    <style:style style:name="T334" style:parent-style-name="DefaultParagraphFont" style:family="text">
      <style:text-properties style:font-name="Liberation Sans" style:font-name-asian="Liberation Sans" style:font-name-complex="Liberation San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justify"/>
    </style:style>
    <style:style style:name="T342" style:parent-style-name="DefaultParagraphFont" style:family="text">
      <style:text-properties style:font-name="Liberation Sans" style:font-name-asian="Liberation Sans" style:font-name-complex="Liberation San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Liberation Sans" style:font-name-asian="Liberation Sans" style:font-name-complex="Liberation Sans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text-align="justify"/>
    </style:style>
    <style:style style:name="T374" style:parent-style-name="DefaultParagraphFont" style:family="text">
      <style:text-properties style:font-name="Liberation Sans" style:font-name-asian="Liberation Sans" style:font-name-complex="Liberation Sans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7" style:parent-style-name="Standard" style:family="paragraph">
      <style:text-properties style:font-name="Garamond" fo:font-size="10pt" style:font-size-asian="10pt" style:font-size-complex="10pt"/>
    </style:style>
    <style:style style:name="T37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6" style:parent-style-name="Standard" style:family="paragraph">
      <style:text-properties style:font-name="Garamond" fo:font-size="10pt" style:font-size-asian="10pt" style:font-size-complex="10pt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Jerico Silapan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soft-page-break/>
      <text:p text:style-name="Standard"><text:span text:style-name="T203">Tester's<text:s/></text:span><text:span text:style-name="T204">Comments:</text:span></text:p>
      <text:p text:style-name="Standard"><text:span text:style-name="T205">Usability Goals</text:span><text:span text:style-name="T206"><text:note text:note-class="footnote" text:id="_ftn0"><text:note-citation>1</text:note-citation><text:note-body><text:p text:style-name="Footnote"><text:span text:style-name="T207">http://chaione.com/ux-research-standardizing-usability-questionnaires/</text:span></text:p></text:note-body></text:note></text:span><text:span text:style-name="T208">:</text:span></text:p>
      <text:p text:style-name="Standard"><text:span text:style-name="T209">This is the System Usability Scale (SUS) used to measure users' perceived usability of a product or system. <text:s/>It is highly reliable (0.91). <text:s/>Mark the most</text:span><text:span text:style-name="T210"><text:s/>appropriate box that shows how much you agree with the statement.</text:span></text:p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rows-spanned="2">
            <text:p text:style-name="P221">System Usability Scale Standard Version</text:p>
          </table:table-cell>
          <table:table-cell table:style-name="TableCell222" table:number-columns-spanned="5">
            <text:p text:style-name="P223">Strongly <text:s text:c="42"/>Strongly <text:s text:c="88"/><text:s text:c="24"/></text:p>
            <text:p text:style-name="P224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1</text:p>
          </table:table-cell>
          <table:table-cell table:style-name="TableCell229">
            <text:p text:style-name="P230">2</text:p>
          </table:table-cell>
          <table:table-cell table:style-name="TableCell231">
            <text:p text:style-name="P232">3</text:p>
          </table:table-cell>
          <table:table-cell table:style-name="TableCell233">
            <text:p text:style-name="P234">4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1. <text:s/>I think that I would like to use this system.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(<text:span text:style-name="T248">√</text:span>)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2. I found the system<text:s/>unnecessarily complex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(<text:span text:style-name="T258">√</text:span>)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. <text:s/>I thought the system was easy to use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>(<text:span text:style-name="T274">√</text:span>)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4. <text:s/>I think that I would need the support of a technical person to be able to use this system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(<text:span text:style-name="T288">√</text:span>)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5. <text:s/>I found the various functions in the system were well integrated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(<text:span text:style-name="T304">√</text:span>)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6. <text:s/>I thought where was too much inconsistency in this system.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7. <text:s/>I would image that most people would learn to use this system very quickly.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(<text:span text:style-name="T334">√</text:span>)</text:p>
          </table:table-cell>
        </table:table-row>
        <table:table-row table:style-name="TableRow335">
          <table:table-cell table:style-name="TableCell336">
            <text:p text:style-name="P337">8. <text:s text:c="2"/>I found the system very cumbersome to use.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(<text:span text:style-name="T342">√</text:span>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9. <text:s text:c="2"/>I felt very confident<text:s/>using the system.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>(<text:span text:style-name="T358">√</text:span>)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10. <text:s/>I needed to learn a lot of things before I could get going with this system.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(<text:span text:style-name="T374">√</text:span>)</text:p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Standard"><text:span text:style-name="T378">Computation of SUS Score:</text:span></text:p>
      <text:p text:style-name="P379">For odd items: subtract one from the user response.</text:p>
      <text:list text:style-name="LFO12" text:continue-numbering="true">
        <text:list-item>
          <text:p text:style-name="P380">For odd items: subtract one from the user response.</text:p>
        </text:list-item>
        <text:list-item>
          <text:p text:style-name="P381">For<text:s/>even items: subtract the user response from 5.</text:p>
        </text:list-item>
        <text:list-item>
          <text:p text:style-name="P382">This scales all values from 0-4 (with 4 being the most positive response).</text:p>
        </text:list-item>
        <text:list-item>
          <text:p text:style-name="P383">Add up the converted responses for each user and multiply that total to 2.5. <text:s/>This converts the range of possible values from 0 to 100<text:s/>instead of from 0-40.</text:p>
        </text:list-item>
      </text:list>
      <text:p text:style-name="P384"/>
      <text:p text:style-name="P385">SUS Score: 65</text:p>
      <text:p text:style-name="P386"/>
      <text:p text:style-name="Standard"><text:span text:style-name="T387">Tester's Comments:</text:span><text:span text:style-name="T38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8:00Z</dc:date>
    <meta:print-date>2006-07-28T14:33:00Z</meta:print-date>
    <meta:template xlink:href="Normal" xlink:type="simple"/>
    <meta:editing-cycles>36</meta:editing-cycles>
    <meta:editing-duration>PT10020S</meta:editing-duration>
    <meta:document-statistic meta:page-count="2" meta:paragraph-count="5" meta:word-count="442" meta:character-count="2958" meta:row-count="21" meta:non-whitespace-character-count="2521"/>
  </office:meta>
</office:document-meta>
</file>